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Roman" svg:font-family="'Times New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477b8" draw:textarea-horizontal-align="justify" draw:textarea-vertical-align="middle" draw:auto-grow-height="false" fo:min-height="8.034cm" fo:min-width="5.117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2.294cm"/>
    </style:style>
    <style:style style:name="gr4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14cm" fo:min-width="0.114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076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fill-color="#7da7d8" draw:textarea-horizontal-align="justify" draw:textarea-vertical-align="middle" draw:auto-grow-height="false" fo:min-height="0.675cm" fo:min-width="0.995cm"/>
    </style:style>
    <style:style style:name="gr7" style:family="graphic" style:parent-style-name="standard">
      <style:graphic-properties draw:stroke="none" svg:stroke-color="#000000" draw:fill="none" draw:fill-color="#ffffff" fo:min-height="0.704cm"/>
    </style:style>
    <style:style style:name="gr8" style:family="graphic" style:parent-style-name="standard">
      <style:graphic-properties svg:stroke-color="#000000" draw:fill-color="#7da7d8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2.294cm"/>
    </style:style>
    <style:style style:name="gr10" style:family="graphic" style:parent-style-name="standard">
      <style:graphic-properties draw:fill-color="#ba131a" draw:textarea-horizontal-align="justify" draw:textarea-vertical-align="middle" draw:auto-grow-height="false" fo:min-height="0.639cm" fo:min-width="2.294cm"/>
    </style:style>
    <style:style style:name="gr11" style:family="graphic" style:parent-style-name="standard">
      <style:graphic-properties draw:fill-color="#006c3b" draw:textarea-horizontal-align="justify" draw:textarea-vertical-align="middle" draw:auto-grow-height="false" fo:min-height="0.848cm" fo:min-width="0.995cm"/>
    </style:style>
    <style:style style:name="gr12" style:family="graphic" style:parent-style-name="standard">
      <style:graphic-properties draw:fill-color="#ba131a" draw:textarea-horizontal-align="justify" draw:textarea-vertical-align="middle" draw:auto-grow-height="false" fo:min-height="0.572cm" fo:min-width="0.793cm"/>
    </style:style>
    <style:style style:name="gr13" style:family="graphic" style:parent-style-name="standard">
      <style:graphic-properties svg:stroke-color="#000000" draw:fill-color="#006c3b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000000" draw:fill-color="#ba131a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-color="#7da7d8" draw:textarea-horizontal-align="justify" draw:textarea-vertical-align="middle" draw:auto-grow-height="false" fo:min-height="0.258cm" fo:min-width="0cm"/>
    </style:style>
    <style:style style:name="gr16" style:family="graphic" style:parent-style-name="standard">
      <style:graphic-properties svg:stroke-color="#000000" draw:fill-color="#006c3b" draw:textarea-horizontal-align="justify" draw:textarea-vertical-align="middle" draw:auto-grow-height="false" fo:min-height="0.258cm" fo:min-width="0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414cm" fo:min-width="0.114cm" fo:padding-top="0.142cm" fo:padding-bottom="0.142cm" fo:padding-left="0.267cm" fo:padding-right="0.267cm"/>
    </style:style>
    <style:style style:name="gr18" style:family="graphic" style:parent-style-name="standard">
      <style:graphic-properties draw:fill-color="#006c3b" draw:textarea-horizontal-align="justify" draw:textarea-vertical-align="middle" draw:auto-grow-height="false" fo:min-height="0.848cm" fo:min-width="1.281cm"/>
    </style:style>
    <style:style style:name="gr19" style:family="graphic" style:parent-style-name="standard">
      <style:graphic-properties draw:fill-color="#ba131a" draw:textarea-horizontal-align="justify" draw:textarea-vertical-align="middle" draw:auto-grow-height="false" fo:min-height="0.675cm" fo:min-width="0.995cm"/>
    </style:style>
    <style:style style:name="gr20" style:family="graphic" style:parent-style-name="standard">
      <style:graphic-properties svg:stroke-color="#000000" draw:fill-color="#ba131a" draw:textarea-horizontal-align="justify" draw:textarea-vertical-align="middle" draw:auto-grow-height="false" fo:min-height="0.258cm" fo:min-width="0cm"/>
    </style:style>
    <style:style style:name="P1" style:family="paragraph">
      <loext:graphic-properties draw:fill-color="#7477b8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Times New Roman"/>
    </style:style>
    <style:style style:name="P5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-color="#7da7d8"/>
      <style:paragraph-properties fo:text-align="center"/>
    </style:style>
    <style:style style:name="P7" style:family="paragraph">
      <loext:graphic-properties draw:fill="none" draw:fill-color="#ffffff"/>
      <style:text-properties style:font-name="Times NewRoman"/>
    </style:style>
    <style:style style:name="P8" style:family="paragraph">
      <loext:graphic-properties draw:fill-color="#adc5e7"/>
      <style:paragraph-properties fo:text-align="center"/>
      <style:text-properties style:font-name="Times New Roman"/>
    </style:style>
    <style:style style:name="P9" style:family="paragraph">
      <loext:graphic-properties draw:fill-color="#ba131a"/>
      <style:paragraph-properties fo:text-align="center"/>
      <style:text-properties style:font-name="Times New Roman"/>
    </style:style>
    <style:style style:name="P10" style:family="paragraph">
      <loext:graphic-properties draw:fill-color="#006c3b"/>
      <style:paragraph-properties fo:text-align="center"/>
    </style:style>
    <style:style style:name="P11" style:family="paragraph">
      <loext:graphic-properties draw:fill-color="#ba131a"/>
      <style:paragraph-properties fo:text-align="center"/>
    </style:style>
    <style:style style:name="P12" style:family="paragraph">
      <loext:graphic-properties draw:fill-color="#ba131a"/>
      <style:paragraph-properties fo:text-align="center"/>
      <style:text-properties fo:color="#ba131a"/>
    </style:style>
    <style:style style:name="P13" style:family="paragraph">
      <loext:graphic-properties draw:fill-color="#ba131a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Times New Roman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Times New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8.89cm" svg:x="4.175cm" svg:y="1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4.917cm" svg:y1="2.821cm" svg:x2="4.917cm" svg:y2="9.273cm">
          <text:p/>
        </draw:line>
        <draw:line draw:style-name="gr2" draw:text-style-name="P2" draw:layer="layout" svg:x1="4.791cm" svg:y1="5.869cm" svg:x2="9.616cm" svg:y2="3.329cm">
          <text:p/>
        </draw:line>
        <draw:line draw:style-name="gr2" draw:text-style-name="P2" draw:layer="layout" svg:x1="9.617cm" svg:y1="2.821cm" svg:x2="9.617cm" svg:y2="9.273cm">
          <text:p/>
        </draw:line>
        <draw:line draw:style-name="gr2" draw:text-style-name="P2" draw:layer="layout" svg:x1="4.917cm" svg:y1="6.504cm" svg:x2="9.616cm" svg:y2="8.79cm">
          <text:p/>
        </draw:line>
        <draw:line draw:style-name="gr2" draw:text-style-name="P2" draw:layer="layout" svg:x1="4.917cm" svg:y1="9.298cm" svg:x2="9.616cm" svg:y2="9.298cm">
          <text:p/>
        </draw:line>
        <draw:line draw:style-name="gr2" draw:text-style-name="P2" draw:layer="layout" svg:x1="7.203cm" svg:y1="9.298cm" svg:x2="7.203cm" svg:y2="10.822cm">
          <text:p/>
        </draw:line>
        <draw:line draw:style-name="gr2" draw:text-style-name="P2" draw:layer="layout" svg:x1="4.917cm" svg:y1="2.821cm" svg:x2="9.591cm" svg:y2="2.821cm">
          <text:p/>
        </draw:line>
        <draw:line draw:style-name="gr2" draw:text-style-name="P2" draw:layer="layout" svg:x1="7.217cm" svg:y1="1.46cm" svg:x2="7.217cm" svg:y2="2.832cm">
          <text:p/>
        </draw:line>
        <draw:custom-shape draw:style-name="gr3" draw:text-style-name="P4" draw:layer="layout" svg:width="2.794cm" svg:height="0.889cm" svg:x="5.86cm" svg:y="2.44cm">
          <text:p text:style-name="P3"><text:span text:style-name="T1">spl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0.889cm" svg:x="5.86cm" svg:y="8.84cm">
          <text:p text:style-name="P3"><text:span text:style-name="T1">ca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14cm" svg:height="0.986cm" svg:x="4.439cm" svg:y="5.334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9.34cm" svg:y="8.513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914cm" svg:height="0.986cm" svg:x="9.109cm" svg:y="8.058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667cm" svg:height="1.651cm" draw:transform="rotate (-1.0758209509293) translate (6.652cm 3.38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6" draw:layer="layout" svg:width="2.667cm" svg:height="1.651cm" draw:transform="rotate (1.06203284983855) translate (6.052cm 8.35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7" draw:layer="layout" svg:width="1.397cm" svg:height="0.954cm" svg:x="6.153cm" svg:y="4.464cm">
          <draw:text-box>
            <text:p><text:span text:style-name="T3">F</text:span></text:p>
          </draw:text-box>
        </draw:frame>
        <draw:frame draw:style-name="gr7" draw:text-style-name="P7" draw:layer="layout" svg:width="1.397cm" svg:height="0.954cm" svg:x="6.842cm" svg:y="7.077cm">
          <draw:text-box>
            <text:p><text:span text:style-name="T3">G</text:span></text:p>
          </draw:text-box>
        </draw:frame>
        <draw:custom-shape draw:style-name="gr8" draw:text-style-name="P6" draw:layer="layout" svg:width="0.381cm" svg:height="0.508cm" draw:transform="rotate (2.10696147300755) translate (8.054cm 4.3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381cm" svg:height="0.508cm" draw:transform="rotate (-3.1394982584874) translate (5.116cm 8.2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381cm" svg:height="0.508cm" draw:transform="rotate (-2.09893295844838) translate (6.177cm 6.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2.794cm" svg:height="0.762cm" svg:x="4.175cm" svg:y="1.389cm">
          <text:p text:style-name="P3"><text:span text:style-name="T1">F</text:span><text:span text:style-name="T1">w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8.89cm" svg:x="17.802cm" svg:y="1.3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8.544cm" svg:y1="2.813cm" svg:x2="18.544cm" svg:y2="9.265cm">
          <text:p/>
        </draw:line>
        <draw:line draw:style-name="gr2" draw:text-style-name="P2" draw:layer="layout" svg:x1="18.418cm" svg:y1="5.861cm" svg:x2="23.243cm" svg:y2="3.321cm">
          <text:p/>
        </draw:line>
        <draw:line draw:style-name="gr2" draw:text-style-name="P2" draw:layer="layout" svg:x1="23.244cm" svg:y1="2.813cm" svg:x2="23.244cm" svg:y2="9.265cm">
          <text:p/>
        </draw:line>
        <draw:line draw:style-name="gr2" draw:text-style-name="P2" draw:layer="layout" svg:x1="18.544cm" svg:y1="6.496cm" svg:x2="23.243cm" svg:y2="8.782cm">
          <text:p/>
        </draw:line>
        <draw:line draw:style-name="gr2" draw:text-style-name="P2" draw:layer="layout" svg:x1="18.544cm" svg:y1="9.29cm" svg:x2="23.243cm" svg:y2="9.29cm">
          <text:p/>
        </draw:line>
        <draw:line draw:style-name="gr2" draw:text-style-name="P2" draw:layer="layout" svg:x1="20.83cm" svg:y1="9.29cm" svg:x2="20.83cm" svg:y2="10.814cm">
          <text:p/>
        </draw:line>
        <draw:line draw:style-name="gr2" draw:text-style-name="P2" draw:layer="layout" svg:x1="18.544cm" svg:y1="2.813cm" svg:x2="23.218cm" svg:y2="2.813cm">
          <text:p/>
        </draw:line>
        <draw:line draw:style-name="gr2" draw:text-style-name="P2" draw:layer="layout" svg:x1="20.831cm" svg:y1="1.562cm" svg:x2="20.83cm" svg:y2="2.814cm">
          <text:p/>
        </draw:line>
        <draw:custom-shape draw:style-name="gr10" draw:text-style-name="P9" draw:layer="layout" svg:width="2.794cm" svg:height="0.889cm" svg:x="19.487cm" svg:y="2.432cm">
          <text:p text:style-name="P3"><text:span text:style-name="T1">spl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0.889cm" svg:x="19.487cm" svg:y="8.832cm">
          <text:p text:style-name="P3"><text:span text:style-name="T1">ca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14cm" svg:height="0.986cm" svg:x="18.066cm" svg:y="5.326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22.967cm" svg:y="8.505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914cm" svg:height="0.986cm" svg:x="22.736cm" svg:y="8.05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669cm" svg:height="1.96cm" draw:transform="rotate (-1.0758209509293) translate (20.45cm 3.31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1" draw:layer="layout" svg:width="2.307cm" svg:height="1.466cm" draw:transform="rotate (-1.0758209509293) translate (20.316cm 3.56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6" draw:layer="layout" svg:width="2.667cm" svg:height="1.651cm" draw:transform="rotate (1.06203284983855) translate (19.379cm 8.25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7" draw:layer="layout" svg:width="1.397cm" svg:height="0.954cm" svg:x="19.78cm" svg:y="4.456cm">
          <draw:text-box>
            <text:p><text:span text:style-name="T3">F</text:span></text:p>
          </draw:text-box>
        </draw:frame>
        <draw:frame draw:style-name="gr7" draw:text-style-name="P7" draw:layer="layout" svg:width="1.397cm" svg:height="0.954cm" svg:x="20.169cm" svg:y="6.969cm">
          <draw:text-box>
            <text:p><text:span text:style-name="T3">G</text:span></text:p>
          </draw:text-box>
        </draw:frame>
        <draw:custom-shape draw:style-name="gr13" draw:text-style-name="P10" draw:layer="layout" svg:width="0.381cm" svg:height="0.508cm" draw:transform="rotate (-1.03009332452705) translate (21.921cm 3.7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0" draw:layer="layout" svg:width="0.381cm" svg:height="0.508cm" draw:transform="rotate (1.16186568305263) translate (18.68cm 6.7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2.794cm" svg:height="0.762cm" svg:x="17.802cm" svg:y="1.381cm">
          <text:p text:style-name="P3"><text:span text:style-name="T1">Bw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8.89cm" svg:x="10.925cm" svg:y="1.4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1.667cm" svg:y1="2.867cm" svg:x2="11.667cm" svg:y2="9.319cm">
          <text:p/>
        </draw:line>
        <draw:line draw:style-name="gr2" draw:text-style-name="P2" draw:layer="layout" svg:x1="11.778cm" svg:y1="3.563cm" svg:x2="16.386cm" svg:y2="5.661cm">
          <text:p/>
        </draw:line>
        <draw:line draw:style-name="gr2" draw:text-style-name="P2" draw:layer="layout" svg:x1="16.367cm" svg:y1="2.867cm" svg:x2="16.367cm" svg:y2="9.319cm">
          <text:p/>
        </draw:line>
        <draw:line draw:style-name="gr2" draw:text-style-name="P2" draw:layer="layout" svg:x1="11.614cm" svg:y1="8.749cm" svg:x2="16.274cm" svg:y2="6.385cm">
          <text:p/>
        </draw:line>
        <draw:line draw:style-name="gr2" draw:text-style-name="P2" draw:layer="layout" svg:x1="11.667cm" svg:y1="9.344cm" svg:x2="16.366cm" svg:y2="9.344cm">
          <text:p/>
        </draw:line>
        <draw:line draw:style-name="gr2" draw:text-style-name="P2" draw:layer="layout" svg:x1="13.953cm" svg:y1="9.344cm" svg:x2="13.953cm" svg:y2="10.868cm">
          <text:p/>
        </draw:line>
        <draw:line draw:style-name="gr2" draw:text-style-name="P2" draw:layer="layout" svg:x1="11.667cm" svg:y1="2.867cm" svg:x2="16.341cm" svg:y2="2.867cm">
          <text:p/>
        </draw:line>
        <draw:line draw:style-name="gr2" draw:text-style-name="P2" draw:layer="layout" svg:x1="13.953cm" svg:y1="1.851cm" svg:x2="13.953cm" svg:y2="2.868cm">
          <text:p/>
        </draw:line>
        <draw:custom-shape draw:style-name="gr10" draw:text-style-name="P9" draw:layer="layout" svg:width="2.794cm" svg:height="0.889cm" svg:x="12.61cm" svg:y="2.486cm">
          <text:p text:style-name="P3"><text:span text:style-name="T1">ca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0.889cm" svg:x="12.61cm" svg:y="8.886cm">
          <text:p text:style-name="P3"><text:span text:style-name="T1">spli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14cm" svg:height="0.986cm" svg:x="11.189cm" svg:y="3.08cm">
          <text:p text:style-name="P3"><text:span text:style-name="T2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914cm" svg:height="0.986cm" svg:x="15.859cm" svg:y="5.904cm">
          <text:p text:style-name="P3"><text:span text:style-name="T2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667cm" svg:height="1.651cm" draw:transform="rotate (-2.02336020183703) translate (14.978cm 3.62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6" draw:layer="layout" svg:width="2.667cm" svg:height="1.651cm" draw:transform="rotate (1.98426482659235) translate (13.777cm 8.96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7" draw:layer="layout" svg:width="1.397cm" svg:height="0.954cm" svg:x="13.492cm" svg:y="7.023cm">
          <draw:text-box>
            <text:p><text:span text:style-name="T3">G</text:span></text:p>
          </draw:text-box>
        </draw:frame>
        <draw:custom-shape draw:style-name="gr14" draw:text-style-name="P12" draw:layer="layout" svg:width="0.381cm" svg:height="0.508cm" draw:transform="rotate (1.15942222209983) translate (14.995cm 5.24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2" draw:layer="layout" svg:width="0.381cm" svg:height="0.508cm" draw:transform="rotate (-3.1394982584874) translate (11.866cm 6.387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2" draw:layer="layout" svg:width="0.381cm" svg:height="0.508cm" draw:transform="rotate (-1.17670098169458) translate (12.69cm 7.98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2.794cm" svg:height="0.762cm" svg:x="10.925cm" svg:y="1.435cm">
          <text:p text:style-name="P3"><text:span text:style-name="T1">Bwd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.397cm" svg:height="0.954cm" svg:x="13.211cm" svg:y="3.945cm">
          <draw:text-box>
            <text:p><text:span text:style-name="T3">F</text:span></text:p>
          </draw:text-box>
        </draw:frame>
        <draw:custom-shape draw:style-name="gr8" draw:text-style-name="P6" draw:layer="layout" svg:width="0.381cm" svg:height="0.508cm" draw:transform="rotate (-3.1394982584874) translate (7.395cm 10.5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381cm" svg:height="0.508cm" draw:transform="rotate (-3.1394982584874) translate (7.395cm 2.12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381cm" svg:height="0.508cm" draw:transform="rotate (-3.1394982584874) translate (14.152cm 10.574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6" draw:layer="layout" svg:width="0.381cm" svg:height="0.508cm" draw:transform="rotate (-3.1394982584874) translate (14.127cm 2.064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381cm" svg:height="0.508cm" draw:transform="rotate (-3.1394982584874) translate (21.01cm 2.091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381cm" svg:height="0.508cm" draw:transform="rotate (-3.1394982584874) translate (21.01cm 10.573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1" draw:layer="layout" svg:width="0.381cm" svg:height="0.508cm" draw:transform="rotate (-1.03009332452705) translate (22.572cm 3.48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1" draw:layer="layout" svg:width="0.381cm" svg:height="0.508cm" draw:transform="rotate (1.16186568305263) translate (19.181cm 6.9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0" draw:layer="layout" svg:width="0.381cm" svg:height="0.508cm" draw:transform="rotate (1.16186568305263) translate (21.381cm 8.0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1" draw:layer="layout" svg:width="0.381cm" svg:height="0.508cm" draw:transform="rotate (1.16186568305263) translate (21.982cm 8.37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223cm" svg:height="8.89cm" svg:x="4.899cm" svg:y="11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5.641cm" svg:y1="13.235cm" svg:x2="5.641cm" svg:y2="19.687cm">
          <text:p/>
        </draw:line>
        <draw:line draw:style-name="gr2" draw:text-style-name="P2" draw:layer="layout" svg:x1="5.515cm" svg:y1="16.283cm" svg:x2="10.34cm" svg:y2="13.743cm">
          <text:p/>
        </draw:line>
        <draw:line draw:style-name="gr2" draw:text-style-name="P2" draw:layer="layout" svg:x1="10.341cm" svg:y1="13.235cm" svg:x2="10.341cm" svg:y2="19.687cm">
          <text:p/>
        </draw:line>
        <draw:line draw:style-name="gr2" draw:text-style-name="P2" draw:layer="layout" svg:x1="5.641cm" svg:y1="16.918cm" svg:x2="10.34cm" svg:y2="19.204cm">
          <text:p/>
        </draw:line>
        <draw:line draw:style-name="gr2" draw:text-style-name="P2" draw:layer="layout" svg:x1="5.641cm" svg:y1="19.712cm" svg:x2="10.34cm" svg:y2="19.712cm">
          <text:p/>
        </draw:line>
        <draw:line draw:style-name="gr2" draw:text-style-name="P2" draw:layer="layout" svg:x1="7.927cm" svg:y1="19.712cm" svg:x2="7.927cm" svg:y2="21.236cm">
          <text:p/>
        </draw:line>
        <draw:line draw:style-name="gr2" draw:text-style-name="P2" draw:layer="layout" svg:x1="5.641cm" svg:y1="13.235cm" svg:x2="10.315cm" svg:y2="13.235cm">
          <text:p/>
        </draw:line>
        <draw:line draw:style-name="gr2" draw:text-style-name="P2" draw:layer="layout" svg:x1="7.941cm" svg:y1="11.874cm" svg:x2="7.941cm" svg:y2="13.246cm">
          <text:p/>
        </draw:line>
        <draw:custom-shape draw:style-name="gr3" draw:text-style-name="P4" draw:layer="layout" svg:width="2.794cm" svg:height="0.889cm" svg:x="6.584cm" svg:y="12.854cm">
          <text:p text:style-name="P3"><text:span text:style-name="T1">spl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0.889cm" svg:x="6.584cm" svg:y="19.254cm">
          <text:p text:style-name="P3"><text:span text:style-name="T1">ca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914cm" svg:height="0.986cm" svg:x="5.163cm" svg:y="15.748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10.064cm" svg:y="18.927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914cm" svg:height="0.986cm" svg:x="9.833cm" svg:y="18.472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667cm" svg:height="1.651cm" draw:transform="rotate (-1.0758209509293) translate (7.376cm 13.80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6" draw:layer="layout" svg:width="2.667cm" svg:height="1.651cm" draw:transform="rotate (1.06203284983855) translate (6.776cm 18.77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7" draw:layer="layout" svg:width="1.397cm" svg:height="0.954cm" svg:x="6.877cm" svg:y="14.878cm">
          <draw:text-box>
            <text:p><text:span text:style-name="T3">F</text:span></text:p>
          </draw:text-box>
        </draw:frame>
        <draw:frame draw:style-name="gr7" draw:text-style-name="P7" draw:layer="layout" svg:width="1.397cm" svg:height="0.954cm" svg:x="7.566cm" svg:y="17.491cm">
          <draw:text-box>
            <text:p><text:span text:style-name="T3">G</text:span></text:p>
          </draw:text-box>
        </draw:frame>
        <draw:custom-shape draw:style-name="gr8" draw:text-style-name="P6" draw:layer="layout" svg:width="0.381cm" svg:height="0.508cm" draw:transform="rotate (2.10696147300755) translate (8.778cm 14.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381cm" svg:height="0.508cm" draw:transform="rotate (-3.1394982584874) translate (5.84cm 18.66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381cm" svg:height="0.508cm" draw:transform="rotate (-2.09893295844838) translate (6.901cm 17.3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2.794cm" svg:height="0.762cm" svg:x="4.899cm" svg:y="11.803cm">
          <text:p text:style-name="P3"><text:span text:style-name="T1">Fw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8.89cm" svg:x="18.526cm" svg:y="11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9.268cm" svg:y1="13.227cm" svg:x2="19.268cm" svg:y2="19.679cm">
          <text:p/>
        </draw:line>
        <draw:line draw:style-name="gr2" draw:text-style-name="P2" draw:layer="layout" svg:x1="19.142cm" svg:y1="16.275cm" svg:x2="23.967cm" svg:y2="13.735cm">
          <text:p/>
        </draw:line>
        <draw:line draw:style-name="gr2" draw:text-style-name="P2" draw:layer="layout" svg:x1="23.968cm" svg:y1="13.227cm" svg:x2="23.968cm" svg:y2="19.679cm">
          <text:p/>
        </draw:line>
        <draw:line draw:style-name="gr2" draw:text-style-name="P2" draw:layer="layout" svg:x1="19.268cm" svg:y1="16.91cm" svg:x2="23.967cm" svg:y2="19.196cm">
          <text:p/>
        </draw:line>
        <draw:line draw:style-name="gr2" draw:text-style-name="P2" draw:layer="layout" svg:x1="19.268cm" svg:y1="19.704cm" svg:x2="23.967cm" svg:y2="19.704cm">
          <text:p/>
        </draw:line>
        <draw:line draw:style-name="gr2" draw:text-style-name="P2" draw:layer="layout" svg:x1="21.554cm" svg:y1="19.704cm" svg:x2="21.554cm" svg:y2="21.228cm">
          <text:p/>
        </draw:line>
        <draw:line draw:style-name="gr2" draw:text-style-name="P2" draw:layer="layout" svg:x1="19.268cm" svg:y1="13.227cm" svg:x2="23.942cm" svg:y2="13.227cm">
          <text:p/>
        </draw:line>
        <draw:line draw:style-name="gr2" draw:text-style-name="P2" draw:layer="layout" svg:x1="21.555cm" svg:y1="11.976cm" svg:x2="21.554cm" svg:y2="13.228cm">
          <text:p/>
        </draw:line>
        <draw:custom-shape draw:style-name="gr10" draw:text-style-name="P9" draw:layer="layout" svg:width="2.794cm" svg:height="0.889cm" svg:x="20.211cm" svg:y="12.846cm">
          <text:p text:style-name="P3"><text:span text:style-name="T1">spl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0.889cm" svg:x="20.211cm" svg:y="19.246cm">
          <text:p text:style-name="P3"><text:span text:style-name="T1">cat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0.914cm" svg:height="0.986cm" svg:x="18.79cm" svg:y="15.74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23.691cm" svg:y="18.919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914cm" svg:height="0.986cm" svg:x="23.46cm" svg:y="18.464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3.179cm" svg:height="1.96cm" draw:transform="rotate (1.02712626479866) translate (19.791cm 18.80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1" draw:layer="layout" svg:width="2.307cm" svg:height="1.466cm" draw:transform="rotate (-1.0758209509293) translate (21.04cm 13.98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11" draw:layer="layout" svg:width="2.667cm" svg:height="1.651cm" draw:transform="rotate (1.06203284983855) translate (20.103cm 18.66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7" draw:layer="layout" svg:width="1.397cm" svg:height="0.954cm" svg:x="20.504cm" svg:y="14.87cm">
          <draw:text-box>
            <text:p><text:span text:style-name="T3">F</text:span></text:p>
          </draw:text-box>
        </draw:frame>
        <draw:frame draw:style-name="gr7" draw:text-style-name="P7" draw:layer="layout" svg:width="1.397cm" svg:height="0.954cm" svg:x="20.893cm" svg:y="17.383cm">
          <draw:text-box>
            <text:p><text:span text:style-name="T3">G</text:span></text:p>
          </draw:text-box>
        </draw:frame>
        <draw:custom-shape draw:style-name="gr13" draw:text-style-name="P10" draw:layer="layout" svg:width="0.381cm" svg:height="0.508cm" draw:transform="rotate (-1.03009332452705) translate (22.645cm 14.1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0" draw:layer="layout" svg:width="0.381cm" svg:height="0.508cm" draw:transform="rotate (1.16186568305263) translate (19.804cm 17.41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2.794cm" svg:height="0.762cm" svg:x="18.526cm" svg:y="11.795cm">
          <text:p text:style-name="P3"><text:span text:style-name="T1">Bw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8.89cm" svg:x="11.649cm" svg:y="11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2.391cm" svg:y1="13.281cm" svg:x2="12.391cm" svg:y2="19.733cm">
          <text:p/>
        </draw:line>
        <draw:line draw:style-name="gr2" draw:text-style-name="P2" draw:layer="layout" svg:x1="12.502cm" svg:y1="13.977cm" svg:x2="17.11cm" svg:y2="16.075cm">
          <text:p/>
        </draw:line>
        <draw:line draw:style-name="gr2" draw:text-style-name="P2" draw:layer="layout" svg:x1="17.091cm" svg:y1="13.281cm" svg:x2="17.091cm" svg:y2="19.733cm">
          <text:p/>
        </draw:line>
        <draw:line draw:style-name="gr2" draw:text-style-name="P2" draw:layer="layout" svg:x1="12.338cm" svg:y1="19.163cm" svg:x2="16.998cm" svg:y2="16.799cm">
          <text:p/>
        </draw:line>
        <draw:line draw:style-name="gr2" draw:text-style-name="P2" draw:layer="layout" svg:x1="12.391cm" svg:y1="19.758cm" svg:x2="17.09cm" svg:y2="19.758cm">
          <text:p/>
        </draw:line>
        <draw:line draw:style-name="gr2" draw:text-style-name="P2" draw:layer="layout" svg:x1="14.677cm" svg:y1="19.758cm" svg:x2="14.677cm" svg:y2="21.282cm">
          <text:p/>
        </draw:line>
        <draw:line draw:style-name="gr2" draw:text-style-name="P2" draw:layer="layout" svg:x1="12.391cm" svg:y1="13.281cm" svg:x2="17.065cm" svg:y2="13.281cm">
          <text:p/>
        </draw:line>
        <draw:line draw:style-name="gr2" draw:text-style-name="P2" draw:layer="layout" svg:x1="14.677cm" svg:y1="12.265cm" svg:x2="14.677cm" svg:y2="13.282cm">
          <text:p/>
        </draw:line>
        <draw:custom-shape draw:style-name="gr10" draw:text-style-name="P9" draw:layer="layout" svg:width="2.794cm" svg:height="0.889cm" svg:x="13.334cm" svg:y="12.9cm">
          <text:p text:style-name="P3"><text:span text:style-name="T1">ca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0.889cm" svg:x="13.334cm" svg:y="19.3cm">
          <text:p text:style-name="P3"><text:span text:style-name="T1">split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0.914cm" svg:height="0.986cm" svg:x="11.913cm" svg:y="13.494cm">
          <text:p text:style-name="P3"><text:span text:style-name="T2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914cm" svg:height="0.986cm" svg:x="16.583cm" svg:y="16.318cm">
          <text:p text:style-name="P3"><text:span text:style-name="T2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2.667cm" svg:height="1.651cm" draw:transform="rotate (-2.02336020183703) translate (15.702cm 14.04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11" draw:layer="layout" svg:width="2.667cm" svg:height="1.651cm" draw:transform="rotate (1.98426482659235) translate (14.501cm 19.3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7" draw:layer="layout" svg:width="1.397cm" svg:height="0.954cm" svg:x="14.216cm" svg:y="17.437cm">
          <draw:text-box>
            <text:p><text:span text:style-name="T3">G</text:span></text:p>
          </draw:text-box>
        </draw:frame>
        <draw:custom-shape draw:style-name="gr14" draw:text-style-name="P11" draw:layer="layout" svg:width="0.381cm" svg:height="0.508cm" draw:transform="rotate (1.15942222209983) translate (15.719cm 15.65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1" draw:layer="layout" svg:width="0.381cm" svg:height="0.508cm" draw:transform="rotate (-3.1394982584874) translate (12.59cm 16.80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1" draw:layer="layout" svg:width="0.381cm" svg:height="0.508cm" draw:transform="rotate (-1.17670098169458) translate (13.414cm 18.3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2.794cm" svg:height="0.762cm" svg:x="11.649cm" svg:y="11.849cm">
          <text:p text:style-name="P3"><text:span text:style-name="T1">Bwd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.397cm" svg:height="0.954cm" svg:x="13.935cm" svg:y="14.359cm">
          <draw:text-box>
            <text:p><text:span text:style-name="T3">F</text:span></text:p>
          </draw:text-box>
        </draw:frame>
        <draw:custom-shape draw:style-name="gr8" draw:text-style-name="P6" draw:layer="layout" svg:width="0.381cm" svg:height="0.508cm" draw:transform="rotate (-3.1394982584874) translate (8.119cm 20.99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0.381cm" svg:height="0.508cm" draw:transform="rotate (-3.1394982584874) translate (8.119cm 12.53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6" draw:layer="layout" svg:width="0.381cm" svg:height="0.508cm" draw:transform="rotate (-3.1394982584874) translate (14.876cm 20.988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6" draw:layer="layout" svg:width="0.381cm" svg:height="0.508cm" draw:transform="rotate (-3.1394982584874) translate (14.851cm 12.478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381cm" svg:height="0.508cm" draw:transform="rotate (-3.1394982584874) translate (21.734cm 12.505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0" draw:layer="layout" svg:width="0.381cm" svg:height="0.508cm" draw:transform="rotate (-3.1394982584874) translate (21.734cm 20.987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0" draw:layer="layout" svg:width="0.381cm" svg:height="0.508cm" draw:transform="rotate (1.16186568305263) translate (22.405cm 18.6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Roman" svg:font-family="'Times New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15:27:30.004122968</meta:creation-date>
    <dc:date>2019-05-04T15:03:19.717575462</dc:date>
    <meta:editing-duration>PT41M51S</meta:editing-duration>
    <meta:editing-cycles>7</meta:editing-cycles>
    <meta:generator>LibreOffice/6.0.7.3$Linux_X86_64 LibreOffice_project/00m0$Build-3</meta:generator>
    <meta:document-statistic meta:object-count="147"/>
  </office:meta>
</office:document-meta>
</file>